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style:style style:name="P29" style:family="paragraph" style:parent-style-name="Text_20_body" style:list-style-name="L28">
      <style:paragraph-properties fo:margin-top="0in" fo:margin-bottom="0in"/>
    </style:style>
    <style:style style:name="P30" style:family="paragraph" style:parent-style-name="Text_20_body" style:list-style-name="L29">
      <style:paragraph-properties fo:margin-top="0in" fo:margin-bottom="0in"/>
    </style:style>
    <style:style style:name="P31" style:family="paragraph" style:parent-style-name="Text_20_body" style:list-style-name="L30">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26214*"/>
    </style:style>
    <style:style style:name="Table2.B" style:family="table-column">
      <style:table-column-properties style:rel-column-width="19660*"/>
    </style:style>
    <style:style style:name="Table2.C" style:family="table-column">
      <style:table-column-properties style:rel-column-width="19660*"/>
    </style:style>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4 (01:3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text:span text:style-name="OperatorTok">.</text:span><text:span text:style-name="FunctionTok">github</text:span></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Source_Text"><text:span text:style-name="NormalTok">code</text:span></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Source_Text"><text:span text:style-name="NormalTok">docs</text:span></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Source_Text"><text:span text:style-name="NormalTok">img</text:span></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Source_Text"><text:span text:style-name="NormalTok">labs</text:span></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Source_Text"><text:span text:style-name="NormalTok">lectures</text:span></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Source_Text"><text:span text:style-name="NormalTok">templates</text:span></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Source_Text"><text:span text:style-name="NormalTok">index</text:span><text:span text:style-name="OperatorTok">.</text:span><text:span text:style-name="FunctionTok">md</text:span></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Source_Text"><text:span text:style-name="FloatTok">404.m</text:span><text:span text:style-name="NormalTok">d</text:span></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inclusivity"/>Inclusivity<text:bookmark-end text:name="inclusivity"/></text:h>
      <text:p text:style-name="First_20_paragraph">Follow the <text:a xlink:type="simple" xlink:href="https://itconnect.uw.edu/guides-by-topic/identity-diversity-inclusion/inclusive-language-guide/" office:name=""><text:span text:style-name="Definition">IT Inclusive Language Guide</text:span></text:a> from the University of Washington:</text:p>
      <text:p text:style-name="P3">use gender-neutral terms; avoid ableist language; focus on people not disabilities or circumstances; avoid generalizations about people, regions, cultures and countries; and avoid slang, idioms, metaphors and other words with layers of meaning and a negative history.</text:p>
      <text:h text:style-name="Heading_20_3" text:outline-level="3"><text:bookmark-start text:name="structure-for-accessibility"/>Structure for accessibility<text:bookmark-end text:name="structure-for-accessibility"/></text:h>
      <text:list text:style-name="L3">
        <text:list-item>
          <text:p text:style-name="P4">All resources are titled</text:p>
          <text:list text:style-name="L4">
            <text:list-item>
              <text:p text:style-name="P5">title each markdown document: either in head meta or in markdown syntax, depending on resource type</text:p>
            </text:list-item>
            <text:list-item>
              <text:p text:style-name="P5">use subtitles when appropriate</text:p>
            </text:list-item>
            <text:list-item>
              <text:p text:style-name="P5">title all images with a descriptive title and add an alt-tag</text:p>
            </text:list-item>
            <text:list-item>
              <text:p text:style-name="P5">title all code blocks in labs and lecture notes<text:line-break/></text:p>
            </text:list-item>
          </text:list>
        </text:list-item>
        <text:list-item>
          <text:p text:style-name="P4">All resources are labelled when applicable</text:p>
          <text:list text:style-name="L5">
            <text:list-item>
              <text:p text:style-name="P6">at minimum list prerequisites and security-related aspects</text:p>
            </text:list-item>
            <text:list-item>
              <text:p text:style-name="P6">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7"><text:a xlink:type="simple" xlink:href="https://alg.manifoldapp.org/projects/oer-accessibility-series-and-rubric" office:name=""><text:span text:style-name="Definition">Affordable Learning Georgia’s guide</text:span></text:a></text:p>
        </text:list-item>
        <text:list-item>
          <text:p text:style-name="P7"><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7"><text:a xlink:type="simple" xlink:href="https://docs.google.com/document/d/16Ri1XgaXiGx28ooO-zRvYPraV3Aq3F5ZNJYbVDGVnEA/edit?ts=57b4c82d#" office:name=""><text:span text:style-name="Definition">UWG Accessibility Services’s guide</text:span></text:a></text:p>
        </text:list-item>
        <text:list-item>
          <text:p text:style-name="P7"><text:a xlink:type="simple" xlink:href="https://accessibility.psu.edu/images/" office:name=""><text:span text:style-name="Definition">Penn State’s recommendations for alternative text and complex images.</text:span></text:a><text:line-break/></text:p>
        </text:list-item>
        <text:list-item>
          <text:p text:style-name="P7"><text:a xlink:type="simple" xlink:href="https://webaim.org/resources/contrastchecker/" office:name=""><text:span text:style-name="Definition">WebAim Color Contrast Checker</text:span></text:a></text:p>
        </text:list-item>
        <text:list-item>
          <text:p text:style-name="P7"><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8">text documents are written in readme files using standard markdown syntax</text:p>
        </text:list-item>
        <text:list-item>
          <text:p text:style-name="P8">we will use a convention of always naming such files <text:span text:style-name="Source_Text"><text:span text:style-name="NormalTok">readme</text:span><text:span text:style-name="OperatorTok">.</text:span><text:span text:style-name="FunctionTok">md</text:span></text:span> (lowercase)</text:p>
        </text:list-item>
      </text:list>
      <text:h text:style-name="Heading_20_3" text:outline-level="3"><text:bookmark-start text:name="images"/>Images<text:bookmark-end text:name="images"/></text:h>
      <text:list text:style-name="L8">
        <text:list-item>
          <text:p text:style-name="P9">Explain the image in written form.</text:p>
        </text:list-item>
        <text:list-item>
          <text:p text:style-name="P9">Title each image, this will create a URL for the image and enables linking to it.</text:p>
        </text:list-item>
        <text:list-item>
          <text:p text:style-name="P9">Always include a descriptive alt tag for accessibility.</text:p>
        </text:list-item>
        <text:list-item>
          <text:p text:style-name="P9"><text:a xlink:type="simple" xlink:href="https://www.wikiwand.com/en/Color_blindness" office:name=""><text:span text:style-name="Definition">Do not rely on everyone seeing colors the same way</text:span></text:a>.</text:p>
        </text:list-item>
        <text:list-item>
          <text:p text:style-name="P9">Prefer scalable vector images.</text:p>
        </text:list-item>
        <text:list-item>
          <text:p text:style-name="P9">Store images in the repository in <text:span text:style-name="Source_Text"><text:span text:style-name="NormalTok">img</text:span></text:span> directory</text:p>
          <text:list text:style-name="L9">
            <text:list-item>
              <text:p text:style-name="P10">When referring to images in markdown, use path from root, see example below</text:p>
            </text:list-item>
            <text:list-item>
              <text:p text:style-name="P10">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reformatted_20_Text">
<text:span text:style-name="OperatorTok">![</text:span><text:span text:style-name="StringTok">"image of visual studio IDE"</text:span><text:span text:style-name="OperatorTok">](./</text:span><text:span text:style-name="NormalTok">img</text:span><text:span text:style-name="OperatorTok">/</text:span><text:span text:style-name="NormalTok">vs_ide</text:span><text:span text:style-name="OperatorTok">.</text:span><text:span text:style-name="FunctionTok">jpg</text:span><text:span text:style-name="OperatorTok">){</text:span><text:span text:style-name="NormalTok"><text:s text:c="1"/>width</text:span><text:span text:style-name="OperatorTok">=</text:span><text:span text:style-name="DecValTok">80</text:span><text:span text:style-name="OperatorTok">%</text:span><text:span text:style-name="NormalTok"><text:s text:c="1"/></text:span><text:span text:style-name="OperatorTok">}</text:span>
</text:p>
      <text:p text:style-name="First_20_paragraph">The <text:span text:style-name="Source_Text"><text:span text:style-name="OperatorTok">{</text:span><text:span text:style-name="NormalTok"><text:s text:c="1"/>width</text:span><text:span text:style-name="OperatorTok">=</text:span><text:span text:style-name="DecValTok">80</text:span><text:span text:style-name="OperatorTok">%</text:span><text:span text:style-name="NormalTok"><text:s text:c="1"/></text:span><text:span text:style-name="OperatorTok">}</text:span></text:span> attribute is optional.</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Source_Text"><text:span text:style-name="NormalTok">code</text:span></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Source_Text"><text:span text:style-name="NormalTok">csharp</text:span></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Source_Text"><text:span text:style-name="NormalTok">lectures</text:span></text:span> directory. This directory also contains an index indicating the related labs and prerequisites for each lecture.</text:p>
      <text:p text:style-name="Text_20_body">To create a new lecture, e.g. <text:span text:style-name="Source_Text"><text:span text:style-name="NormalTok">lecture xyz</text:span></text:span>:</text:p>
      <text:list text:style-name="L13">
        <text:list-item>
          <text:p text:style-name="P14">Create a directory called <text:span text:style-name="Source_Text"><text:span text:style-name="NormalTok">NNN_lecture_xyz</text:span></text:span> under <text:span text:style-name="Source_Text"><text:span text:style-name="NormalTok">lectures</text:span></text:span> directory</text:p>
          <text:list text:style-name="L14">
            <text:list-item>
              <text:p text:style-name="P15">Follow the existing pattern for naming convention which is lowercase and separation by underscores.</text:p>
            </text:list-item>
            <text:list-item>
              <text:p text:style-name="P15">The numbers <text:span text:style-name="Source_Text"><text:span text:style-name="NormalTok">NNN</text:spa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Source_Text"><text:span text:style-name="NormalTok">readme</text:span><text:span text:style-name="OperatorTok">.</text:span><text:span text:style-name="FunctionTok">md</text:span></text:span> (lowercase). Write lecture notes in this file using markdown.</text:p>
          <text:list text:style-name="L15">
            <text:list-item>
              <text:p text:style-name="P16">We use filename <text:span text:style-name="Source_Text"><text:span text:style-name="NormalTok">readme</text:span><text:span text:style-name="OperatorTok">.</text:span><text:span text:style-name="FunctionTok">md</text:span></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Source_Text"><text:span text:style-name="NormalTok">lectures</text:span><text:span text:style-name="OperatorTok">/</text:span></text:span> directory</text:p>
        </text:list-item>
        <text:list-item>
          <text:p text:style-name="P17">The <text:span text:style-name="Source_Text"><text:span text:style-name="NormalTok">readme</text:span><text:span text:style-name="OperatorTok">.</text:span><text:span text:style-name="FunctionTok">md</text:span></text:span> exists</text:p>
        </text:list-item>
        <text:list-item>
          <text:p text:style-name="P17">In <text:span text:style-name="Source_Text"><text:span text:style-name="NormalTok">gh</text:span><text:span text:style-name="OperatorTok">-</text:span><text:span text:style-name="NormalTok">pages</text:span></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empty spaces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Source_Text"><text:span text:style-name="NormalTok">labs</text:span></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Source_Text"><text:span text:style-name="NormalTok">readme</text:span><text:span text:style-name="OperatorTok">.</text:span><text:span text:style-name="FunctionTok">md</text:span></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Source_Text"><text:span text:style-name="NormalTok">src</text:span></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Source_Text"><text:span text:style-name="NormalTok">Program</text:span><text:span text:style-name="OperatorTok">.</text:span><text:span text:style-name="FunctionTok">cs</text:span></text:span> in <text:span text:style-name="Source_Text"><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span></text:p>
                </text:list-item>
                <text:list-item>
                  <text:p text:style-name="P21">if you want to add additional classes, add them in <text:span text:style-name="Source_Text"><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text:span> files.</text:p>
                </text:list-item>
              </text:list>
            </text:list-item>
          </text:list>
          <text:p text:style-name="P18">Do <text:span text:style-name="T1">not</text:span> add solution (<text:span text:style-name="Source_Text"><text:span text:style-name="NormalTok">sln</text:span></text:span>) or project (<text:span text:style-name="Source_Text"><text:span text:style-name="NormalTok">csproj</text:span></text:span>) files: they will be created automatically using the project and solution’s name you specified, if multiple classes are present they will all be linked, and the resulting archive will be hosted in the lab’s folder as <text:span text:style-name="Source_Text"><text:span text:style-name="OperatorTok">&lt;</text:span><text:span text:style-name="NormalTok">solution</text:span><text:span text:style-name="OperatorTok">&gt;.</text:span><text:span text:style-name="FunctionTok">zip</text:span></text:span>.</text:p>
          <text:p text:style-name="P18">Note / known issue: when including multiple solutions, the basename should be different, for example: <text:span text:style-name="Source_Text"><text:span text:style-name="NormalTok">SomeLab</text:span></text:span> and <text:span text:style-name="Source_Text"><text:span text:style-name="NormalTok">Solution_SomeLab</text:span></text:span> (instead of <text:span text:style-name="Source_Text"><text:span text:style-name="NormalTok">SomeLabSolution</text:span></text:span>); to ensure solutions are packaged separately from one another.</text:p>
          <text:list>
            <text:list-item>
              <text:p text:style-name="P21">Create an entry for the new lab in the table at <text:span text:style-name="Source_Text"><text:span text:style-name="NormalTok">labs</text:span><text:span text:style-name="OperatorTok">/</text:span><text:span text:style-name="NormalTok">readme</text:span><text:span text:style-name="OperatorTok">.</text:span><text:span text:style-name="FunctionTok">md</text:span></text:span>. List all prerequisite labs and related lectures.</text:p>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Source_Text"><text:span text:style-name="NormalTok">readme</text:span><text:span text:style-name="OperatorTok">.</text:span><text:span text:style-name="FunctionTok">md</text:span></text:span> will be converted to lab instructions file called <text:span text:style-name="Source_Text"><text:span text:style-name="NormalTok">index</text:span></text:span> (html, pdf, odt)</text:p>
        </text:list-item>
        <text:list-item>
          <text:p text:style-name="P22">contents of <text:span text:style-name="Source_Text"><text:span text:style-name="NormalTok">src</text:span></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Source_Text"><text:span text:style-name="OperatorTok">:</text:span><text:span text:style-name="NormalTok">shield</text:span><text:span text:style-name="OperatorTok">:</text:span></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Source_Text"><text:span text:style-name="OperatorTok">:</text:span><text:span text:style-name="NormalTok">question</text:span><text:span text:style-name="OperatorTok">:</text:span></text:span></text:p>
          </table:table-cell>
          <table:table-cell table:style-name="TableRowCell" office:value-type="string">
            <text:p text:style-name="Table_20_Contents">❓</text:p>
          </table:table-cell>
        </table:table-row>
        <table:table-row>
          <table:table-cell table:style-name="TableRowCell" office:value-type="string">
            <text:p text:style-name="Table_20_Contents">Elements to be incorporated in the future as “soon”</text:p>
          </table:table-cell>
          <table:table-cell table:style-name="TableRowCell" office:value-type="string">
            <text:p text:style-name="Table_20_Contents"><text:span text:style-name="Source_Text"><text:span text:style-name="OperatorTok">:</text:span><text:span text:style-name="NormalTok">soon</text:span><text:span text:style-name="OperatorTok">:</text:span></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Source_Text"><text:span text:style-name="NormalTok">None</text:span></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Source_Text"><text:span text:style-name="NormalTok">templates</text:span></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Source_Text"><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text:span> - pandoc filter for annotating code blocks, configured to default to C#, which then allows applying syntax highlighting to all code block.</text:p>
        </text:list-item>
        <text:list-item>
          <text:p text:style-name="P24"><text:span text:style-name="Source_Text"><text:span text:style-name="NormalTok">templates</text:span><text:span text:style-name="OperatorTok">/</text:span><text:span text:style-name="NormalTok">labs</text:span></text:span> - templates used for generating lab resources and associated pages</text:p>
        </text:list-item>
        <text:list-item>
          <text:p text:style-name="P24"><text:span text:style-name="Source_Text"><text:span text:style-name="NormalTok">templates</text:span><text:span text:style-name="OperatorTok">/</text:span><text:span text:style-name="NormalTok">web</text:span></text:span> - templates for website and HTML format resources.</text:p>
        </text:list-item>
      </text:list>
      <text:h text:style-name="Heading_20_2" text:outline-level="2"><text:bookmark-start text:name="updating-docx-template"/>Updating docx template<text:bookmark-end text:name="updating-docx-template"/></text:h>
      <text:p text:style-name="First_20_paragraph">First, output the default template file:</text:p>
      <text:p text:style-name="Text_20_body"><text:span text:style-name="Source_Text"><text:span text:style-name="OperatorTok">{</text:span><text:span text:style-name="NormalTok">bash</text:span><text:span text:style-name="OperatorTok">}</text:span><text:span text:style-name="NormalTok"><text:s text:c="1"/>pandoc </text:span><text:span text:style-name="OperatorTok">-</text:span><text:span text:style-name="NormalTok">o custom</text:span><text:span text:style-name="OperatorTok">-</text:span><text:span text:style-name="NormalTok">reference</text:span><text:span text:style-name="OperatorTok">.</text:span><text:span text:style-name="FunctionTok">docx</text:span><text:span text:style-name="NormalTok"><text:s text:c="1"/></text:span><text:span text:style-name="OperatorTok">--</text:span><text:span text:style-name="NormalTok">print</text:span><text:span text:style-name="OperatorTok">-</text:span><text:span text:style-name="KeywordTok">default</text:span><text:span text:style-name="OperatorTok">-</text:span><text:span text:style-name="NormalTok">data</text:span><text:span text:style-name="OperatorTok">-</text:span><text:span text:style-name="NormalTok">file reference</text:span><text:span text:style-name="OperatorTok">.</text:span><text:span text:style-name="FunctionTok">docx</text:span></text:span></text:p>
      <text:p text:style-name="Text_20_body">Then, open <text:span text:style-name="Source_Text"><text:span text:style-name="NormalTok">reference</text:span><text:span text:style-name="OperatorTok">.</text:span><text:span text:style-name="FunctionTok">docx</text:span></text:span>, and, following loosely <text:a xlink:type="simple" xlink:href="https://support.microsoft.com/en-us/office/customize-or-create-new-styles-d38d6e47-f6fc-48eb-a607-1eb120dec563?ui=en-us&amp;rs=en-us&amp;ad=us" office:name=""><text:span text:style-name="Definition">this tutorial</text:span></text:a>, do:</text:p>
      <text:list text:style-name="L24">
        <text:list-item>
          <text:p text:style-name="P25">Click pretty much anywhere, and right-click on the highlighted style (displayed if you are under “Home”, you may need to scroll down the styles),</text:p>
        </text:list-item>
        <text:list-item>
          <text:p text:style-name="P25">Change the font for everything but the source code,</text:p>
        </text:list-item>
        <text:list-item>
          <text:p text:style-name="P25">Click on the “Block code”, then right-click on the highlighted style, and select the font for the source code,</text:p>
        </text:list-item>
        <text:list-item>
          <text:p text:style-name="P25">The font for “Verbatim Char” was also changed, but I am not sure if this has an impact,</text:p>
        </text:list-item>
        <text:list-item>
          <text:p text:style-name="P25"><text:a xlink:type="simple" xlink:href="https://support.microsoft.com/en-us/office/benefits-of-embedding-custom-fonts-cb3982aa-ea76-4323-b008-86670f222dbc" office:name=""><text:span text:style-name="Definition">Make sure the fonts are embedded</text:span></text:a>,</text:p>
        </text:list-item>
        <text:list-item>
          <text:p text:style-name="P25">Save and close the document.</text:p>
        </text:list-item>
      </text:list>
      <text:p text:style-name="First_20_paragraph">This was inspired by <text:a xlink:type="simple" xlink:href="https://stackoverflow.com/a/70513063" office:name=""><text:span text:style-name="Definition">this post</text:span></text:a> but does not seem to work properly :-/</text:p>
      <text:h text:style-name="Heading_20_2" text:outline-level="2"><text:bookmark-start text:name="updating-odt-template"/>Updating odt template<text:bookmark-end text:name="updating-odt-template"/></text:h>
      <text:p text:style-name="First_20_paragraph">First, output the default template file:</text:p>
      <text:p text:style-name="Text_20_body"><text:span text:style-name="Source_Text"><text:span text:style-name="OperatorTok">{</text:span><text:span text:style-name="NormalTok">bash</text:span><text:span text:style-name="OperatorTok">}</text:span><text:span text:style-name="NormalTok"><text:s text:c="1"/>pandoc </text:span><text:span text:style-name="OperatorTok">-</text:span><text:span text:style-name="NormalTok">o custom</text:span><text:span text:style-name="OperatorTok">-</text:span><text:span text:style-name="NormalTok">reference</text:span><text:span text:style-name="OperatorTok">.</text:span><text:span text:style-name="FunctionTok">odt</text:span><text:span text:style-name="NormalTok"><text:s text:c="1"/></text:span><text:span text:style-name="OperatorTok">--</text:span><text:span text:style-name="NormalTok">print</text:span><text:span text:style-name="OperatorTok">-</text:span><text:span text:style-name="KeywordTok">default</text:span><text:span text:style-name="OperatorTok">-</text:span><text:span text:style-name="NormalTok">data</text:span><text:span text:style-name="OperatorTok">-</text:span><text:span text:style-name="NormalTok">file reference</text:span><text:span text:style-name="OperatorTok">.</text:span><text:span text:style-name="FunctionTok">odt</text:span></text:span></text:p>
      <text:p text:style-name="Text_20_body">Then, open <text:span text:style-name="Source_Text"><text:span text:style-name="NormalTok">reference</text:span><text:span text:style-name="OperatorTok">.</text:span><text:span text:style-name="FunctionTok">odt</text:span></text:span>, and, following loosely <text:a xlink:type="simple" xlink:href="https://github.com/jgm/pandoc/wiki/Defining-custom-DOCX-styles-in-LibreOffice-(and-Word)#libreoffice" office:name=""><text:span text:style-name="Definition">this tutorial</text:span></text:a>, do:</text:p>
      <text:list text:style-name="L25">
        <text:list-item>
          <text:p text:style-name="P26">View -&gt; Styles</text:p>
        </text:list-item>
        <text:list-item>
          <text:p text:style-name="P26">Right-click on “Preformatted Text”, click on “Modify…”, and then select the desired font family for source code.</text:p>
        </text:list-item>
        <text:list-item>
          <text:p text:style-name="P26">In the dialog or sidebar which opens make sure the button in the top panel marked with ¶ is highlighted (it is very subtle).</text:p>
        </text:list-item>
        <text:list-item>
          <text:p text:style-name="P26">In the menu at the bottom of the dialog/sidebar choose Applied Styles. Only “Default Paragraph Style” and “Footer” should appear.</text:p>
        </text:list-item>
        <text:list-item>
          <text:p text:style-name="P26">Right-click on “Default Paragraph Style”, click on “Modify…”, and then select the desired font family for the rest of the text.</text:p>
        </text:list-item>
        <text:list-item>
          <text:p text:style-name="P26">Then, highlight the A next to ¶.</text:p>
        </text:list-item>
        <text:list-item>
          <text:p text:style-name="P26">Right-click on “Source_Text”, click on “Modify…”, and then select the desired font family for source code.</text:p>
        </text:list-item>
        <text:list-item>
          <text:p text:style-name="P26">File -&gt; Properties -&gt; Font tab, click on “Embed fonts in the document”.</text:p>
        </text:list-item>
        <text:list-item>
          <text:p text:style-name="P26">Save and close the document.</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6">
        <text:list-item>
          <text:p text:style-name="P27">git - version control</text:p>
        </text:list-item>
        <text:list-item>
          <text:p text:style-name="P27">Github - to make source code available on the web</text:p>
        </text:list-item>
        <text:list-item>
          <text:p text:style-name="P27">markdown, LaTeX - for writing the resources</text:p>
        </text:list-item>
        <text:list-item>
          <text:p text:style-name="P27">pandoc - for converting documents to various output formats</text:p>
        </text:list-item>
        <text:list-item>
          <text:p text:style-name="P27">make - for specifying how to build this resource</text:p>
        </text:list-item>
        <text:list-item>
          <text:p text:style-name="P27">github actions - to automatically build the resource</text:p>
        </text:list-item>
        <text:list-item>
          <text:p text:style-name="P27">github pages - to serve the accompanying website</text:p>
        </text:list-item>
        <text:list-item>
          <text:p text:style-name="P27">additional packages for specific tasks: texlive, Pygments, pandoc filters, <text:a xlink:type="simple" xlink:href="https://github.com/jgm/pandoc/issues/2104" office:name=""><text:span text:style-name="Definition">lua filter</text:span></text:a>, etc.</text:p>
        </text:list-item>
        <text:list-item>
          <text:p text:style-name="P27"><text:a xlink:type="simple" xlink:href="https://www.bryanbraun.com/anchorjs/" office:name=""><text:span text:style-name="Definition">Anchor.js</text:span></text:a> - for automatic links.</text:p>
        </text:list-item>
        <text:list-item>
          <text:p text:style-name="P27">fonts-symbola - to produce the emoji and other symbols in the pdf document.</text:p>
        </text:list-item>
        <text:list-item>
          <text:p text:style-name="P27"><text:a xlink:type="simple" xlink:href="https://utteranc.es/" office:name=""><text:span text:style-name="Definition">utteranc.es</text:span></text:a> - for feedback through website</text:p>
        </text:list-item>
        <text:list-item>
          <text:p text:style-name="P27"><text:a xlink:type="simple" xlink:href="https://github.com/belav/csharpier" office:name=""><text:span text:style-name="Definition">csharpier</text:span></text:a> - to tidy the C# source cod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Source_Text"><text:span text:style-name="NormalTok">gh</text:span><text:span text:style-name="OperatorTok">-</text:span><text:span text:style-name="NormalTok">pages</text:span></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7">
        <text:list-item>
          <text:p text:style-name="P28">Go to <text:a xlink:type="simple" xlink:href="https://github.com/csci-1301/csci-1301.github.io/releases" office:name=""><text:span text:style-name="Definition">repository releases</text:span></text:a></text:p>
        </text:list-item>
        <text:list-item>
          <text:p text:style-name="P28">Choose latest, which contains the files of the latest build</text:p>
        </text:list-item>
        <text:list-item>
          <text:p text:style-name="P28">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8">Enter release notes to explain what changed since last release</text:p>
        </text:list-item>
        <text:list-item>
          <text:p text:style-name="P28">Uncheck “This is a pre-release”</text:p>
        </text:list-item>
        <text:list-item>
          <text:p text:style-name="P28">Check “Set as the latest release”</text:p>
        </text:list-item>
        <text:list-item>
          <text:p text:style-name="P28">Update release</text:p>
        </text:list-item>
      </text:list>
      <text:p text:style-name="First_20_paragraph">Following these steps will generate a new, versioned release. The versioned releases will be manually uploaded to and archived on galileo.</text:p>
      <text:p text:style-name="Text_20_body">Once this is done, remember to create the next pre-release:</text:p>
      <text:list text:style-name="L28">
        <text:list-item>
          <text:p text:style-name="P29">Go to <text:a xlink:type="simple" xlink:href="https://github.com/csci-1301/csci-1301.github.io/releases" office:name=""><text:span text:style-name="Definition">the repository releases</text:span></text:a>.</text:p>
        </text:list-item>
        <text:list-item>
          <text:p text:style-name="P29">Click on “Draft a new release”.</text:p>
        </text:list-item>
        <text:list-item>
          <text:p text:style-name="P29">Pick the tag “Latest”.</text:p>
        </text:list-item>
        <text:list-item>
          <text:p text:style-name="P29">Click on “Generate release notes”</text:p>
        </text:list-item>
        <text:list-item>
          <text:p text:style-name="P29">Check “This is a pre-release”</text:p>
        </text:list-item>
        <text:list-item>
          <text:p text:style-name="P29">Click on “Publish release”</text:p>
        </text:list-item>
      </text:list>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L33-L4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9">
        <text:list-item>
          <text:p text:style-name="P30"><text:a xlink:type="simple" xlink:href="https://pandoc.org/installing.html" office:name=""><text:span text:style-name="Definition">pandoc</text:span></text:a></text:p>
        </text:list-item>
        <text:list-item>
          <text:p text:style-name="P30"><text:a xlink:type="simple" xlink:href="https://www.tug.org/texlive/" office:name=""><text:span text:style-name="Definition">texlive</text:span></text:a></text:p>
        </text:list-item>
        <text:list-item>
          <text:p text:style-name="P30">make</text:p>
        </text:list-item>
        <text:list-item>
          <text:p text:style-name="P30">python 3.+</text:p>
        </text:list-item>
        <text:list-item>
          <text:p text:style-name="P30">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s://tug.org/xetex/" office:name=""><text:span text:style-name="Definition">texlive-xetex</text:span></text:a>, texlive-latex-extra, lmodern, <text:a xlink:type="simple" xlink:href="https://askubuntu.com/a/31446" office:name=""><text:span text:style-name="Definition">librsvg2-bin</text:span></text:a></text:p>
        </text:list-item>
        <text:list-item>
          <text:p text:style-name="P30">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p text:style-name="Text_20_body">You can make sure you are currently using the latest version of panflute by running</text:p>
      <text:p text:style-name="Preformatted_20_Text">
<text:span text:style-name="NormalTok">pip install </text:span><text:span text:style-name="OperatorTok">-</text:span><text:span text:style-name="NormalTok">U panflute</text:span>
</text:p>
      <text:p text:style-name="First_20_paragraph">This is needed if running a recent version of pandoc (as of pandoc 3.1.6.1 at least).</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reformatted_20_Text">
<text:span text:style-name="FunctionTok">make</text:span>
</text:p>
      <text:p text:style-name="First_20_paragraph">To see a list of other alternative build options run</text:p>
      <text:p text:style-name="Preformatted_20_Text">
<text:span text:style-name="FunctionTok">make</text:span><text:span text:style-name="NormalTok"><text:s text:c="1"/>help</text:span>
</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30">
        <text:list-item>
          <text:p text:style-name="P31">Create a new <text:span text:style-name="T1">public</text:span> repository under <text:span text:style-name="Source_Text"><text:span text:style-name="NormalTok">csci</text:span><text:span text:style-name="DecValTok">-1301</text:span></text:span> github organization. Follow the established naming convention, and leave all the options except for visibility (which needs to be set to public) by default.</text:p>
        </text:list-item>
        <text:list-item>
          <text:p text:style-name="P31">Go to repository Issues (make sure issues is enabled in repository settings)</text:p>
        </text:list-item>
        <text:list-item>
          <text:p text:style-name="P31">Create a new label whose <text:span text:style-name="T2">label name</text:span> is <text:span text:style-name="Source_Text"><text:span text:style-name="NormalTok">comment</text:span></text:span> (to match <text:a xlink:type="simple" xlink:href="https://github.com/csci-1301/csci-1301.github.io/blob/main/templates/web/template.html#L87-L94" office:name=""><text:span text:style-name="Definition">widget configuration</text:span></text:a>)</text:p>
        </text:list-item>
        <text:list-item>
          <text:p text:style-name="P31">Go to <text:a xlink:type="simple" xlink:href="https://github.com/organizations/csci-1301/settings/installations" office:name=""><text:span text:style-name="Definition"><text:span text:style-name="Source_Text"><text:span text:style-name="NormalTok">Organization Settings </text:span><text:span text:style-name="OperatorTok">&gt;</text:span><text:span text:style-name="NormalTok"><text:s text:c="1"/>Installed GitHub Apps</text:span></text:span></text:span></text:a></text:p>
        </text:list-item>
        <text:list-item>
          <text:p text:style-name="P31">Choose “utterances” &gt; “configure”</text:p>
        </text:list-item>
        <text:list-item>
          <text:p text:style-name="P31">Under “Repository access” &gt; “Only select repositories”</text:p>
          <text:list text:style-name="L31">
            <text:list-item>
              <text:p text:style-name="P32">select the repository created in step 1.</text:p>
            </text:list-item>
            <text:list-item>
              <text:p text:style-name="P32">remove the previous semester feedback repository</text:p>
            </text:list-item>
          </text:list>
        </text:list-item>
        <text:list-item>
          <text:p text:style-name="P31">Save</text:p>
        </text:list-item>
        <text:list-item>
          <text:p text:style-name="P31">In <text:span text:style-name="Source_Text"><text:span text:style-name="NormalTok">csci</text:span><text:span text:style-name="FloatTok">-1301.</text:span><text:span text:style-name="NormalTok">github</text:span><text:span text:style-name="OperatorTok">.</text:span><text:span text:style-name="FunctionTok">io</text:span></text:span> repository open <text:span text:style-name="Source_Text"><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span></text:p>
        </text:list-item>
        <text:list-item>
          <text:p text:style-name="P31">Update utteranc.es widget code to point to the new feedback repository created in step 1.</text:p>
          <text:p text:style-name="Preformatted_20_Text">
<text:span text:style-name="OperatorTok">&lt;</text:span><text:span text:style-name="NormalTok">script data</text:span><text:span text:style-name="OperatorTok">-</text:span><text:span text:style-name="NormalTok">external</text:span><text:span text:style-name="OperatorTok">=</text:span><text:span text:style-name="StringTok">"1"</text:span>
</text:p>
          <text:p text:style-name="Preformatted_20_Text">
<text:span text:style-name="NormalTok"><text:s text:c="8"/>src</text:span><text:span text:style-name="OperatorTok">=</text:span><text:span text:style-name="StringTok">"https://utteranc.es/client.js"</text:span>
</text:p>
          <text:p text:style-name="Preformatted_20_Text">
<text:span text:style-name="NormalTok"><text:s text:c="8"/>repo</text:span><text:span text:style-name="OperatorTok">=</text:span><text:span text:style-name="StringTok">"csci-1301/{REPOSITORY_NAME}"</text:span>
</text:p>
          <text:p text:style-name="Preformatted_20_Text">
<text:span text:style-name="NormalTok"><text:s text:c="8"/>label</text:span><text:span text:style-name="OperatorTok">=</text:span><text:span text:style-name="StringTok">"comment"</text:span><text:span text:style-name="NormalTok"><text:s text:c="1"/>…</text:span><text:span text:style-name="OperatorTok">&gt;</text:span>
</text:p>
          <text:p text:style-name="Preformatted_20_Text">
<text:span text:style-name="OperatorTok">&lt;/</text:span><text:span text:style-name="NormalTok">script</text:span><text:span text:style-name="OperatorTok">&gt;</text:span>
</text:p>
        </text:list-item>
        <text:list-item>
          <text:p text:style-name="P31">Commit change to template.html</text:p>
        </text:list-item>
        <text:list-item>
          <text:p text:style-name="P31">Make sure the feedback works after migration. If it does not, retrace your steps.</text:p>
        </text:list-item>
        <text:list-item>
          <text:p text:style-name="P31">Archive the earlier feedback repository in its settings.</text:p>
        </text:list-item>
      </text:list>
      <text:h text:style-name="Heading_20_2" text:outline-level="2"><text:bookmark-start text:name="maintaining-instructors-guca-rights"/>Maintaining Instructors / G/UCA rights<text:bookmark-end text:name="maintaining-instructors-guca-rights"/></text:h>
      <text:p text:style-name="First_20_paragraph">Every semester,</text:p>
      <text:list text:style-name="L32">
        <text:list-item>
          <text:p text:style-name="P33"><text:a xlink:type="simple" xlink:href="https://github.com/orgs/csci-1301/teams/ucas" office:name=""><text:span text:style-name="Definition">The members of the “UCAs” team</text:span></text:a> should be updated,</text:p>
        </text:list-item>
        <text:list-item>
          <text:p text:style-name="P33">A “uca-resources--YYYY” repository should be created, by <text:a xlink:type="simple" xlink:href="https://github.com/csci-1301/uca-resources-template" office:name=""><text:span text:style-name="Definition">forking the template</text:span></text:a> (private repository),</text:p>
        </text:list-item>
        <text:list-item>
          <text:p text:style-name="P33">The new repository should be added to the <text:a xlink:type="simple" xlink:href="https://github.com/orgs/csci-1301/teams/ucas/repositories" office:name=""><text:span text:style-name="Definition">list of repositories of the team</text:span></text:a> (as maintainer),</text:p>
        </text:list-item>
        <text:list-item>
          <text:p text:style-name="P33">The old repository should be deleted from that same list, and then archived.</text:p>
        </text:list-item>
        <text:list-item>
          <text:p text:style-name="P33">GRAs should be added / removed from the <text:a xlink:type="simple" xlink:href="https://github.com/orgs/csci-1301/teams/instructors" office:name=""><text:span text:style-name="Definition">instructors list</text:span></text:a>, and previous instructors should be removed from that same list,</text:p>
        </text:list-item>
        <text:list-item>
          <text:p text:style-name="P33">GRAs should be <text:a xlink:type="simple" xlink:href="https://github.com/orgs/csci-1301/teams/ucas/members" office:name=""><text:span text:style-name="Definition">added to the “UCAs” teams</text:span></text:a> and given “maintainer” rights (<text:span text:style-name="T2">inside that team</text:span>, and not for the whole organizatio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1:38Z</meta:creation-date>
    <dc:date>2024-05-22T17:31:38Z</dc:date>
    <meta:user-defined meta:name="date" meta:value-type="string">May  22, 2024 (01:3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